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style:font-name="Liberation Serif" fo:font-style="italic" officeooo:rsid="000f1720" officeooo:paragraph-rsid="000a507c" style:font-style-asian="italic" style:font-style-complex="italic"/>
    </style:style>
    <style:style style:name="P2" style:family="paragraph" style:parent-style-name="Standard">
      <style:paragraph-properties fo:text-align="justify" style:justify-single-word="false"/>
      <style:text-properties officeooo:rsid="00661525" officeooo:paragraph-rsid="000a507c"/>
    </style:style>
    <style:style style:name="P3" style:family="paragraph" style:parent-style-name="Standard">
      <style:paragraph-properties fo:text-align="justify" style:justify-single-word="false"/>
      <style:text-properties style:font-name="Dudu Cyryllic" officeooo:rsid="000f1720" officeooo:paragraph-rsid="000a507c"/>
    </style:style>
    <style:style style:name="P4" style:family="paragraph" style:parent-style-name="Standard">
      <style:paragraph-properties fo:text-align="justify" style:justify-single-word="false"/>
      <style:text-properties officeooo:rsid="000f1720" officeooo:paragraph-rsid="000a507c"/>
    </style:style>
    <style:style style:name="P5" style:family="paragraph" style:parent-style-name="Standard">
      <style:paragraph-properties fo:text-align="justify" style:justify-single-word="false"/>
      <style:text-properties officeooo:rsid="001033b5" officeooo:paragraph-rsid="000a507c"/>
    </style:style>
    <style:style style:name="P6" style:family="paragraph" style:parent-style-name="Standard">
      <style:paragraph-properties fo:text-align="justify" style:justify-single-word="false"/>
      <style:text-properties officeooo:rsid="001144fb" officeooo:paragraph-rsid="000a507c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tyle="italic" officeooo:rsid="0011cbdc" officeooo:paragraph-rsid="000a507c" style:font-style-asian="italic" style:font-style-complex="italic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tyle="italic" officeooo:rsid="007741b9" officeooo:paragraph-rsid="000a507c" style:font-style-asian="italic" style:font-style-complex="italic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tyle="italic" officeooo:rsid="0078b0ec" officeooo:paragraph-rsid="000a507c" style:font-style-asian="italic" style:font-style-complex="italic"/>
    </style:style>
    <style:style style:name="P10" style:family="paragraph" style:parent-style-name="Standard">
      <style:paragraph-properties fo:text-align="justify" style:justify-single-word="false"/>
      <style:text-properties officeooo:rsid="0011cbdc" officeooo:paragraph-rsid="000a507c"/>
    </style:style>
    <style:style style:name="P11" style:family="paragraph" style:parent-style-name="Standard">
      <style:paragraph-properties fo:text-align="justify" style:justify-single-word="false"/>
      <style:text-properties officeooo:rsid="001389ca" officeooo:paragraph-rsid="000a507c"/>
    </style:style>
    <style:style style:name="P12" style:family="paragraph" style:parent-style-name="Standard">
      <style:paragraph-properties fo:text-align="justify" style:justify-single-word="false"/>
      <style:text-properties officeooo:rsid="00146907" officeooo:paragraph-rsid="000a507c"/>
    </style:style>
    <style:style style:name="P13" style:family="paragraph" style:parent-style-name="Standard">
      <style:paragraph-properties fo:text-align="justify" style:justify-single-word="false"/>
      <style:text-properties officeooo:rsid="00159f7a" officeooo:paragraph-rsid="000a507c"/>
    </style:style>
    <style:style style:name="P14" style:family="paragraph" style:parent-style-name="Standard">
      <style:paragraph-properties fo:text-align="justify" style:justify-single-word="false"/>
      <style:text-properties officeooo:rsid="0015bcd8" officeooo:paragraph-rsid="000a507c"/>
    </style:style>
    <style:style style:name="P15" style:family="paragraph" style:parent-style-name="Standard">
      <style:paragraph-properties fo:text-align="justify" style:justify-single-word="false"/>
      <style:text-properties officeooo:rsid="0015dfcc" officeooo:paragraph-rsid="000a507c"/>
    </style:style>
    <style:style style:name="P16" style:family="paragraph" style:parent-style-name="Standard">
      <style:paragraph-properties fo:text-align="justify" style:justify-single-word="false"/>
      <style:text-properties officeooo:rsid="0017b03a" officeooo:paragraph-rsid="000a507c"/>
    </style:style>
    <style:style style:name="T1" style:family="text">
      <style:text-properties officeooo:rsid="00763e53"/>
    </style:style>
    <style:style style:name="T2" style:family="text">
      <style:text-properties officeooo:rsid="00661815"/>
    </style:style>
    <style:style style:name="T3" style:family="text">
      <style:text-properties style:text-position="0% 100%" style:text-underline-style="none" fo:font-weight="bold" officeooo:rsid="00373677" style:font-weight-asian="bold" style:font-weight-complex="bold"/>
    </style:style>
    <style:style style:name="T4" style:family="text">
      <style:text-properties officeooo:rsid="029de741"/>
    </style:style>
    <style:style style:name="T5" style:family="text">
      <style:text-properties officeooo:rsid="029df962"/>
    </style:style>
    <style:style style:name="T6" style:family="text">
      <style:text-properties officeooo:rsid="007ff989"/>
    </style:style>
    <style:style style:name="T7" style:family="text">
      <style:text-properties officeooo:rsid="000885f5"/>
    </style:style>
    <style:style style:name="T8" style:family="text">
      <style:text-properties officeooo:rsid="00800d97"/>
    </style:style>
    <style:style style:name="T9" style:family="text">
      <style:text-properties officeooo:rsid="001144fb"/>
    </style:style>
    <style:style style:name="T10" style:family="text">
      <style:text-properties officeooo:rsid="029e6bc2"/>
    </style:style>
    <style:style style:name="T11" style:family="text">
      <style:text-properties officeooo:rsid="008157b6"/>
    </style:style>
    <style:style style:name="T12" style:family="text">
      <style:text-properties officeooo:rsid="029fb089"/>
    </style:style>
    <style:style style:name="T13" style:family="text">
      <style:text-properties officeooo:rsid="029fd528"/>
    </style:style>
    <style:style style:name="T14" style:family="text">
      <style:text-properties officeooo:rsid="0084437f"/>
    </style:style>
    <style:style style:name="T15" style:family="text">
      <style:text-properties officeooo:rsid="0082d5ff"/>
    </style:style>
    <style:style style:name="T16" style:family="text">
      <style:text-properties officeooo:rsid="008229af"/>
    </style:style>
    <style:style style:name="T17" style:family="text">
      <style:text-properties officeooo:rsid="02a00407"/>
    </style:style>
    <style:style style:name="T18" style:family="text">
      <style:text-properties officeooo:rsid="007741b9"/>
    </style:style>
    <style:style style:name="T19" style:family="text">
      <style:text-properties officeooo:rsid="02a00ebf"/>
    </style:style>
    <style:style style:name="T20" style:family="text">
      <style:text-properties officeooo:rsid="008e8373"/>
    </style:style>
    <style:style style:name="T21" style:family="text">
      <style:text-properties officeooo:rsid="00159f7a"/>
    </style:style>
    <style:style style:name="T22" style:family="text">
      <style:text-properties officeooo:rsid="00835cc2"/>
    </style:style>
    <style:style style:name="T23" style:family="text">
      <style:text-properties officeooo:rsid="00847e60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2a00ebf" style:font-style-asian="italic" style:font-style-complex="italic"/>
    </style:style>
    <style:style style:name="T26" style:family="text">
      <style:text-properties officeooo:rsid="0024e246"/>
    </style:style>
    <style:style style:name="T27" style:family="text">
      <style:text-properties officeooo:rsid="00858ec8"/>
    </style:style>
    <style:style style:name="T28" style:family="text">
      <style:text-properties officeooo:rsid="00661525"/>
    </style:style>
    <style:style style:name="T29" style:family="text">
      <style:text-properties officeooo:rsid="0017b0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<text:span text:style-name="T3"/></text:h>
      <text:p text:style-name="P3"/>
      <text:p text:style-name="P4">Здравствуй, дочка</text:p>
      <text:p text:style-name="P4"/>
      <text:p text:style-name="P4"><text:span text:style-name="T4">Это тебя</text:span> наша встреча живьём <text:span text:style-name="T5">так и </text:span>не убедила от<text:span text:style-name="T6">бросить</text:span> корректно<text:span text:style-name="T6">е</text:span> «вы», <text:span text:style-name="T4">ну, а </text:span>я <text:span text:style-name="T4">всё</text:span> <text:span text:style-name="T4">продолжаю </text:span>фамильярнича<text:span text:style-name="T5">ть</text:span> и<text:span text:style-name="T4"> звать</text:span> тебя на «ты».</text:p>
      <text:p text:style-name="P4">Позавчера, <text:span text:style-name="T5">по плану, изложенному в моём к тебе <text:s/>email'е, я, уже далеко зáполдень, поднялся к прославленному долгожителю Карабаха — двухтысячелетнему платану <text:s/>вблизи необитаемой деревни Схторашен.</text:span></text:p>
      <text:p text:style-name="P5">Жара стояла августовская, подъём <text:span text:style-name="T7">—</text:span> хоть и по уезженной <text:span text:style-name="T6">грунтовке</text:span> <text:span text:style-name="T7">—</text:span> крутёхонек и, ещё на подходе к древо-гиганту, <text:s/>глаз самовольно и не<text:span text:style-name="T5">сдержанно</text:span> устремлялся вперёд и вверх — где ж он, родник, обещанный всеми, кто <text:span text:style-name="T6">уже </text:span>посещал эт<text:span text:style-name="T6">о</text:span> мест<text:span text:style-name="T6">о</text:span>?</text:p>
      <text:p text:style-name="P5"><text:span text:style-name="T8">В Карабахе </text:span>родники обустраиваются на один манер: каменная стенка ограждает длинное <text:s/>корыто из тёсаных плит; <text:span text:style-name="T9">в</text:span> право<text:span text:style-name="T9">м</text:span> <text:span text:style-name="T9">конце</text:span> <text:span text:style-name="T10">она сходится,</text:span> под прямым углом,<text:span text:style-name="T10"> с короткой </text:span>— <text:span text:style-name="T11">по</text:span> ширин<text:span text:style-name="T11">е</text:span> корыта — <text:span text:style-name="T10">стенкой, в которую <text:s/>вмурована </text:span>округл<text:span text:style-name="T12">ая</text:span> каменн<text:span text:style-name="T12">ая</text:span> чаш<text:span text:style-name="T12">а</text:span> для <text:span text:style-name="T11">жаждущих </text:span>людей; струя родниковой воды, <text:span text:style-name="T12">из</text:span> <text:span text:style-name="T11">железной трубы в той же стенке, с журчаньем наполняет чашу </text:span><text:s/><text:span text:style-name="T12">и через край спадает</text:span> в <text:span text:style-name="T12">глубокое корыто водопоя, чтобы в дальнем его конце вытечь наземь, а там <text:s/>— под уклон, куда придётся.</text:span></text:p>
      <text:p text:style-name="P5"/>
      <text:p text:style-name="P6">Но утолить жажду из родника, о котором <text:span text:style-name="T13">мечталось</text:span> <text:span text:style-name="T13">по ходу долгого подъёма</text:span> от придорожно<text:span text:style-name="T13">й закусочной на повороте шоссе в</text:span> Кармир-Шук<text:span text:style-name="T14">у</text:span>, мне так и не удалось, потому что <text:span text:style-name="T13">я </text:span>нарвался на матаг.</text:p>
      <text:p text:style-name="P4"/>
      <text:p text:style-name="P7"><text:span text:style-name="T15">(...в</text:span> армянском языке есть два потрясных, по глубине и силе, выражения: «цавыд таним» и «матаг аним».</text:p>
      <text:p text:style-name="P7">Первое <text:span text:style-name="T14">из них </text:span>дословно означает: «я понесу твою боль». Ровно два слова, а сколько красоты и философского смысла.</text:p>
      <text:p text:style-name="P7"><text:span text:style-name="T14">В</text:span>торое <text:s/>выражени<text:span text:style-name="T16">е это</text:span>, типа как, обязательство принести благодарственную жертву — матаг.</text:p>
      <text:p text:style-name="P7">Матаг (последняя буква произносится с украинским прононсом, как в слове «годi») есть жертвоприношением по случаю благоприятного исхода.</text:p>
      <text:p text:style-name="P7">Например, если кто-то из близких очень болел, но выздоровел, или упал <text:span text:style-name="T16">с</text:span> машин<text:span text:style-name="T16">ой</text:span> в пропасть, да жив остался, значит пора делать матаг.</text:p>
      <text:p text:style-name="P7">Для матага годится всякая живность, начиная от курицы и до барана, <text:span text:style-name="T13">учитывая</text:span> тяжест<text:span text:style-name="T13">ь</text:span> грозившей беды и зажиточность жертвоприносителя.</text:p>
      <text:p text:style-name="P7">И <text:s/>мясом жертвы <text:span text:style-name="T13">нужно поделиться </text:span>с родственниками и соседями; <text:span text:style-name="T13">иначе это не матаг</text:span>.</text:p>
      <text:p text:style-name="P8"><text:span text:style-name="T13">Впрочем, он</text:span> не обязан быть съедобным, <text:span text:style-name="T13">даже и</text:span> тряп<text:span text:style-name="T17">ки годятся для матага,</text:span> когда какому-нибудь нищему даришь поношенную, но ещё пригодную одежду.</text:p>
      <text:p text:style-name="P8">В этом суть матага — отдать, принести жертву неведомым силам, что управляют судьбой, случаем, фортуной... </text:p>
      <text:p text:style-name="P9">Разумеется, левые жертвоприношения это <text:span text:style-name="T17">прямой</text:span> подрыв авторитета и <text:span text:style-name="T17">тень, брошенная на</text:span> всемогуществ<text:span text:style-name="T17">о</text:span> богов ведущих мировых религий.</text:p>
      <text:p text:style-name="P9"><text:span text:style-name="T17">Однако,</text:span> религии <text:span text:style-name="T17">эти </text:span>на практике убедились, что <text:span text:style-name="T17">миссия по </text:span>искорен<text:span text:style-name="T17">ению</text:span> некоторы<text:span text:style-name="T17">х</text:span> привыч<text:span text:style-name="T17">ек</text:span> <text:span text:style-name="T17">среди</text:span> несознательной части верующих <text:span text:style-name="T17">неисполнима —</text:span> хоть ты <text:span text:style-name="T17">им</text:span> кол на голове теши! <text:span text:style-name="T18">—</text:span> <text:s/>вот и <text:span text:style-name="T17">приходится </text:span>закрыва<text:span text:style-name="T17">ть</text:span> глаза на всякие <text:span text:style-name="T17">там</text:span> «валентинки», прыганье через костёр, масленичные хороводы <text:s/><text:span text:style-name="T17">и </text:span>матаги <text:span text:style-name="T17">в том числе.</text:span> </text:p>
      <text:p text:style-name="P9"><text:span text:style-name="T17">Бурчат религии</text:span>, но терпят.</text:p>
      <text:p text:style-name="P7"><text:span text:style-name="T17">Ч</text:span>асто<text:span text:style-name="T17">е</text:span> употреблени<text:span text:style-name="T17">е</text:span> сгла<text:span text:style-name="T17">дит</text:span> всё, <text:span text:style-name="T17">что угодно,</text:span> и самонаибесподобнейшие выражения начинают применяться без осознания их смысла, просто как фигуры речи:</text:p>
      <text:p text:style-name="P7">- Цавыд таним, ты ж за картошку мне не заплатил.</text:p>
      <text:p text:style-name="P7">- Матаг аним, 600 драмов сотенными монетками только что дал. Посмотри в кармане.</text:p>
      <text:p text:style-name="P7"><text:soft-page-break/>- Цавыд таним, я с утра торгую, в кармане этих соток уйма.</text:p>
      <text:p text:style-name="P7">- Матаг аним, второй раз платить не буду. Пить надо меньше...<text:span text:style-name="T15">)</text:span></text:p>
      <text:p text:style-name="P7"/>
      <text:p text:style-name="P10">Так что не удалось мне напиться из приплатанового родника, потому как в тени долгожителя полным ходом шёл широкий матаг в два ряда столов на добрую сотню приглашённых, и оттуда раздался крик:</text:p>
      <text:p text:style-name="P10">- Мистер Огольцов!!</text:p>
      <text:p text:style-name="P11">А через миг-другой седовласый верзила уже держал меня под руку нежной, но неодолимой хваткой и подводил к молодой располневшей женщине.</text:p>
      <text:p text:style-name="P11">- Вы ж нам преподавали! Помните меня? Имя помните?</text:p>
      <text:p text:style-name="P11">- Может, Ануш? - наобум попробовал я, к общему восторгу и гордости, что их Ануш и через много лет помнят по имени.</text:p>
      <text:p text:style-name="P11">А папа её, устроитель матага, всё так же необоримо нежно <text:span text:style-name="T17">уводит</text:span> меня к месту высвобожденному в конце мужского стола, где тут же сменяют тарелку с вилкой, приносят <text:span text:style-name="T19">свежий </text:span>стакан и непочатую бутылку, а тамада <text:span text:style-name="T15">уже </text:span>подымается с очередным тостом.</text:p>
      <text:p text:style-name="P11">Карабахская тутовка (самогон из ягод шелковицы) по убойной силе <text:span text:style-name="T19">соседствует</text:span> в одно<text:span text:style-name="T19">й</text:span> <text:span text:style-name="T19">линейке</text:span> с «ершом» и «северным сиянием», но я браво глушил её на каждый тост, а сосед справа — Нельсон Степанян (двойной тёзка аса-<text:span text:style-name="T16">истребителя</text:span> времён Отечественной войны) — исправно подливал в мой стакан <text:span text:style-name="T19">и </text:span>пря<text:span text:style-name="T19">тал за своей ухмылкой</text:span> хулиганский прищур небесной сини.</text:p>
      <text:p text:style-name="P11"/>
      <text:p text:style-name="P12">Потом мне было уже не до платана. <text:span text:style-name="T19">Подцепив</text:span> свой вещмешок и ночлежные принадлежности, я отшагал метров за двести вдоль склона и там, пошатываясь, но крепясь, разбил синтетическую палатку китайского производства вместимостью на одну душу.</text:p>
      <text:p text:style-name="P12">Остатки самоконтроля ушли на то, чтоб добрести до росшего неподалёку дуба и помочиться по ту сторону его широкого ствола.</text:p>
      <text:p text:style-name="P12">Разворот кругом и первый шаг в сторону палатки отшвырнули меня спиной на бугристую кору дуба, по которой я сполз к его корням и там бессильно сник — сумерки сознания сгустились раньше вечерних. Подкатившую волну жестокой рвоты я выблевал поверх корневища слева, и снова втиснулся затылком в твёрдые грани коры.</text:p>
      <text:p text:style-name="P12">А рыбы страдают морской болезнью?</text:p>
      <text:p text:style-name="P12"/>
      <text:p text:style-name="P12">Пробудившись среди ночного холода <text:span text:style-name="T20">и </text:span>мрака, <text:span text:style-name="T21">одеревенелый, трясущийся в ознобе, я не сразу овладел прямохождением, однако, кое-как дошкандыбал-таки до палатки, вплетая свои истошные стоны в скулящий вой и хохот шакальих стай на ближних склонах.</text:span></text:p>
      <text:p text:style-name="P13">В ту ночь я впервые всерьёз — без рисовки и позы — почувствовал, что могу и не дожить до утра. Напуганный безжалостной пронзительною болью, я затаился, дожидаясь рассвета, как спасения.</text:p>
      <text:p text:style-name="P13">Он наступил, но облегченья не принёс, не помогали и мои жалкие стоны, но сдерживать их не хватало сил — всё отняла тягостная муторность...</text:p>
      <text:p text:style-name="P13"/>
      <text:p text:style-name="P13"><text:span text:style-name="T22">Но</text:span>, раз мне удалось <text:span text:style-name="T23">пережить</text:span> эту ночь — <text:span text:style-name="T25">(</text:span><text:span text:style-name="T24">нестройно складывалось в сознании</text:span><text:span text:style-name="T25">)</text:span> — выходит, я <text:s/>ещё зачем-то надобен этому космосу. Надо придти в себя. Собрать себя.</text:p>
      <text:p text:style-name="P13">Инвентаризация обнаружила <text:span text:style-name="T26">недостачу</text:span> верхнего протеза.</text:p>
      <text:p text:style-name="P13">Я побрёл к дубу. Тупо поколупал палочкой лужицу застылых блёв в развилке корневищ — нету.</text:p>
      <text:p text:style-name="P13">Напор той рвоты оказался столь резок, что протез выскочил на полметра дальше, где и переночевал благополучно: шакалам ни к чему — свои зубы имеются, а прочая прожорливая шушера не позарилась на кусок пластмассы за двадцать тысяч драмов.</text:p>
      <text:p text:style-name="P13"/>
      <text:p text:style-name="P14">Последовавший день я провалялся пластом, перемещаясь вместе с тенью ближайшего к палатке — незагаженного — дерева, как стрелка солнечных часов, истёрзанная общей <text:soft-page-break/>интоксикацией и тотальным обезвоживанием.</text:p>
      <text:p text:style-name="P14">Мудрые слова — «надо меньше пить», но я давно предупреждал, что пью без тормозов — сколько нáлито. </text:p>
      <text:p text:style-name="P15">А ещё в тот день мне стало ясно, что близость долгожительствующей дендрореликвии не оставляет места для задумчивых отдохновений и мечтательных уединений — матагные компании продолжали сменять друг друга (правда, не каждая привозила с собой столы на КАМАЗе), пробредающие на водопой и обратно коровы, а также охочие до общения отроки, да и просто оглядчивые на лиловатость китайской синтетики прохожие, и<text:span text:style-name="T22">ли</text:span> проезжие по соседней тропе верховые — плюсуясь с жестоким похмельем,— пробудили во мне бесповоротную решимость сменить место ежегодной отлёжки.</text:p>
      <text:p text:style-name="P15"><text:s/></text:p>
      <text:p text:style-name="P15">Но сегодня <text:span text:style-name="T27">поутру</text:span>, набирая запас воды в дорогу, я рассмотрел дерево для отчёта тебе.</text:p>
      <text:p text:style-name="P15">Действительно, чтобы так разрастись тысячелетия мало. У него даже нижние ветви размером с вековые деревья. <text:s/></text:p>
      <text:p text:style-name="P15">Ствол, несущий всю эту махину, <text:span text:style-name="T27">имеет</text:span> в обхвате не один десяток метров и расщеплён у основания, образуя проход. </text:p>
      <text:p text:style-name="P15">В расселину <text:span text:style-name="T22">ствола </text:span>впадает ручей, сбегая от родника (не в нём ли разгадка долголетия?) и туда же, если пригнётся, может въехать всадник на коне.</text:p>
      <text:p text:style-name="P15"><text:span text:style-name="T28">Я тоже</text:span> зашёл внутрь дерева и оказался в сум<text:span text:style-name="T29">ере</text:span>чном гроте, куда свет проникает лишь от входа и противуположного выхода. <text:s/></text:p>
      <text:p text:style-name="P16">Неуютно и сыро. На полу кое-где положены плоские камни для опоры ногам в пропитанном водо<text:span text:style-name="T19">ю</text:span> грунте. </text:p>
      <text:p text:style-name="P16">В центре стоит железный ящик-мангал на ножках из арматуры, сплошь покрытый многослойными потёками воска от сгоревших в нём свечечек. <text:s/></text:p>
      <text:p text:style-name="P16">Захотелось обратно в ясное утро.</text:p>
      <text:p text:style-name="P16"/>
      <text:p text:style-name="P2">И я пошёл своей дорогой, а когда прощально оглянулся на исполинский платан, то ещё раз поморщился на <text:span text:style-name="T1">множество</text:span> ноже<text:span text:style-name="T1">вых пометин от</text:span> любителей увековечиться <text:span text:style-name="T1">увеча творения природы и людей</text:span> <text:span text:style-name="T1">своими</text:span> именами, датами и <text:span text:style-name="T1">всяческой</text:span> символикой.</text:p>
      <text:p text:style-name="P2">Самые древние из шрамов-меток всползли, вместе с корой, метров на шесть от земли. Возможно, их вырез<text:span text:style-name="T1">á</text:span>ли ещё в позапрошлом веке, <text:span text:style-name="T2">но под неслышным течением времени они расплылись в смутные пятна непригодных для чтения контуров по неровной ряби серой коры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2-27T19:37:40.633068666</meta:creation-date>
    <dc:date>2017-02-27T19:38:17.164327750</dc:date>
    <dc:creator>sehrguey </dc:creator>
    <meta:editing-duration>PT36S</meta:editing-duration>
    <meta:editing-cycles>1</meta:editing-cycles>
    <meta:document-statistic meta:table-count="0" meta:image-count="0" meta:object-count="0" meta:page-count="3" meta:paragraph-count="55" meta:word-count="1227" meta:character-count="8179" meta:non-whitespace-character-count="6955"/>
    <meta:generator>LibreOffice/4.3.3.2$Linux_x86 LibreOffice_project/430m0$Build-2</meta:generator>
  </office:meta>
</office:document-meta>
</file>